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7689in" svg:height="4.2161in" svg:x="4.9976in" svg:y="0.6543in">
            <draw:object draw:notify-on-update-of-ranges="Sheet1.A1:Sheet1.A1 Sheet1.A2:Sheet1.A16 Sheet1.B1:Sheet1.B1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3" office:value-type="string" calcext:value-type="string">
            <text:p>Upload Year</text:p>
          </table:table-cell>
          <table:table-cell table:style-name="ce3" office:value-type="string" calcext:value-type="string">
            <text:p>Song Count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 Dev</text:p>
          </table:table-cell>
          <table:table-cell table:number-columns-repeated="1019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formula="of:=AVERAGE([.B2:.B16])" office:value-type="float" office:value="123.066666666667" calcext:value-type="float">
            <text:p>123.066666666667</text:p>
          </table:table-cell>
          <table:table-cell table:formula="of:=STDEV([.B2:.B16])" office:value-type="float" office:value="52.7615480476166" calcext:value-type="float">
            <text:p>52.7615480476166</text:p>
          </table:table-cell>
          <table:table-cell table:number-columns-repeated="1019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22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1022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1022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1022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1022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1022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1022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1022"/>
        </table:table-row>
        <table:table-row table:style-name="ro2"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1022"/>
        </table:table-row>
        <table:table-row table:style-name="ro2"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22"/>
        </table:table-row>
        <table:table-row table:style-name="ro2" table:number-rows-repeated="12">
          <table:table-cell table:style-name="ce3" table:number-columns-repeated="2"/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7:45:36.371755408</meta:creation-date>
    <dc:date>2024-12-11T20:10:05.947716775</dc:date>
    <meta:editing-duration>PT2H5M32S</meta:editing-duration>
    <meta:editing-cycles>6</meta:editing-cycles>
    <meta:generator>LibreOffice/7.3.7.2$Linux_X86_64 LibreOffice_project/30$Build-2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34cm" svg:height="10.71cm" xlink:href=".." xlink:type="simple" chart:class="chart:bar" chart:style-name="ch1">
        <chart:title svg:x="7.799cm" svg:y="0.35cm" chart:style-name="ch2">
          <text:p>Song Count by Year</text:p>
        </chart:title>
        <chart:plot-area chart:style-name="ch3" table:cell-range-address="Sheet1.A1:Sheet1.B16" chart:data-source-has-labels="both" svg:x="1.405cm" svg:y="1.343cm" svg:width="17.935cm" svg:height="8.172cm">
          <chart:coordinate-region svg:x="2.212cm" svg:y="1.543cm" svg:width="17.128cm" svg:height="7.325cm"/>
          <chart:axis chart:dimension="x" chart:name="primary-x" chart:style-name="ch4" chartooo:axis-type="auto">
            <chartooo:date-scale/>
            <chart:title svg:x="9.971cm" svg:y="9.729cm" chart:style-name="ch5">
              <text:p>Year</text:p>
            </chart:title>
            <chart:categories table:cell-range-address="Sheet1.A2:Sheet1.A16"/>
          </chart:axis>
          <chart:axis chart:dimension="y" chart:name="primary-y" chart:style-name="ch6">
            <chart:title svg:x="0.451cm" svg:y="6.346cm" chart:style-name="ch7">
              <text:p>Song Count</text:p>
            </chart:title>
            <chart:grid chart:style-name="ch8" chart:class="major"/>
          </chart:axis>
          <chart:series chart:style-name="ch9" chart:values-cell-range-address="Sheet1.B2:Sheet1.B16" chart:label-cell-address="Sheet1.B1:Sheet1.B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 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Sheet1.A2:Sheet1.A16</svg:desc>
                </draw:g>
              </table:table-cell>
              <table:table-cell office:value-type="float" office:value="17">
                <text:p>17</text:p>
                <draw:g>
                  <svg:desc>Sheet1.B2:Sheet1.B16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